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01"/>SNU developer log day 401</text:h>
      <text:p text:style-name="P1">I was really stressed out with time limits when finalizing last nights update. I made it a lot easier for myself today because of this. Today, I worked on a normal documentation update, with some improvements to BrowserNose.</text:p>
      <text:p text:style-name="P1">I ended up being overloaded with tasks again tonight, as I underestimated how much I needed to do. It is now the weekend, and I plan on going to my friend Michaels house tomorrow. I have some very small plans for tomorrow as a break for the past 2 stressful days.</text:p>
      <text:p text:style-name="Text_20_body"><text:span text:style-name="T1">Sean Patrick Myrick on March 6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5:13:47.257000000</meta:creation-date>
    <dc:date>2020-03-07T15:14:14.957000000</dc:date>
    <meta:editing-duration>PT28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4" meta:word-count="101" meta:character-count="549" meta:non-whitespace-character-count="452"/>
  </office:meta>
</office:document-meta>
</file>